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number-columns-repeated="2"/>
          <table:table-cell office:value-type="string">
            <text:p>Dcap not working in Daemon needs debuggin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ke the dcap engine return something to the PXTU on successfully starting to write</text:p>
          </table:table-cell>
          <table:table-cell table:number-columns-repeated="2"/>
          <table:table-cell office:value-type="string">
            <text:p>Just to know the ACK status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/>
        <table:database-range table:target-range-address="Sheet1.A1:Sheet1.AMJ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7/19/2017</text:date>, <text:time>08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29S</meta:editing-duration>
    <meta:editing-cycles>60</meta:editing-cycles>
    <meta:generator>OpenOffice/4.1.3$Win32 OpenOffice.org_project/413m1$Build-9783</meta:generator>
    <dc:date>2017-07-19T08:57:20.45</dc:date>
    <dc:creator>Naveen Chakravarthy</dc:creator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